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1.921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02_07-38-05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0-02_08-32-19_000.jpg</text:p>
          </table:table-cell>
          <table:table-cell office:value-type="string">
            <text:p>:m RES 1*1 / free# JVEMV6 44#3.3_6 /currency / programming / flowchart / BUSL_3 / no-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02_08-32-59_000.jpg</text:p>
          </table:table-cell>
          <table:table-cell office:value-type="string">
            <text:p>:m RES 1*1 / free# JVEMV6 44#2.2_7 /currency / programming / flowchart / BUSL_3 / no-6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02_08-33-35_000.jpg</text:p>
          </table:table-cell>
          <table:table-cell office:value-type="string">
            <text:p>:m RES 1*1 / free# JVEMV6 44#3.2_12 /currency / programming / flowchart / BUSL_3 / no-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02_08-34-22_000.jpg</text:p>
          </table:table-cell>
          <table:table-cell office:value-type="string">
            <text:p>:m RES 1*1 / free# JVEMV6 44#3.1_3 /currency / programming / flowchart / BUSL_3 / no-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02_08-34-37_000.jpg</text:p>
          </table:table-cell>
          <table:table-cell office:value-type="string">
            <text:p>:m RES 1*1 / free# JVEMV6 44#3.1_7 /currency / programming / flowchart / BUSL_3 / no-</text:p>
          </table:table-cell>
          <table:table-cell table:number-columns-repeated="3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2018-10-02_10-32-20_000.jpg</text:p>
          </table:table-cell>
          <table:table-cell office:value-type="string">
            <text:p>:i FX / パターン、アイデア　チャート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0-02_11-00-44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10-02_13-44-37_000.jpg</text:p>
          </table:table-cell>
          <table:table-cell table:style-name="ce3" office:value-type="string">
            <text:p>:m 1-4*13 RES / 245 / 『相対性理論入門』　ランダウ、ジューコフ / p.196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10-02_13-45-35_000.jpg</text:p>
          </table:table-cell>
          <table:table-cell table:style-name="ce3" office:value-type="string">
            <text:p>:m 5-8*13 RES / 245 / 『相対性理論入門』　ランダウ、ジューコフ / p.196</text:p>
          </table:table-cell>
          <table:table-cell table:number-columns-repeated="3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8-10-02_13-46-20_000.jpg</text:p>
          </table:table-cell>
          <table:table-cell table:style-name="ce3" office:value-type="string">
            <text:p>:m 9-12*13 RES / 245 / 『相対性理論入門』　ランダウ、ジューコフ / p.196</text:p>
          </table:table-cell>
          <table:table-cell table:number-columns-repeated="3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10-02_13-46-48_000.jpg</text:p>
          </table:table-cell>
          <table:table-cell table:style-name="ce3" office:value-type="string">
            <text:p>:m 13*13 RES / 245 / 『相対性理論入門』　ランダウ、ジューコフ / p.196</text:p>
          </table:table-cell>
          <table:table-cell table:number-columns-repeated="3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10-02_15-44-37_000.jpg</text:p>
          </table:table-cell>
          <table:table-cell table:style-name="ce3" office:value-type="string">
            <text:p>:m 食べた物　間食 / こんにゃく、切干、ひじき、マメ、魚 / </text:p>
          </table:table-cell>
          <table:table-cell table:number-columns-repeated="3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2018-10-02_16-55-42_000.jpg</text:p>
          </table:table-cell>
          <table:table-cell table:style-name="ce3" office:value-type="string">
            <text:p>:bookmemo / 読んだ本 / 『脳科学の教科書　神経編』 / 著者=脳科学総合研究センター編 / p.182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10-02_16-56-02_000.jpg</text:p>
          </table:table-cell>
          <table:table-cell table:style-name="ce3" office:value-type="string">
            <text:p>:bookmemo / 読んだ本 / 『脳科学の教科書　神経編』 / 著者=理化学研究所脳科学総合研究センター編</text:p>
          </table:table-cell>
          <table:table-cell table:number-columns-repeated="3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2018-10-02_17-42-41_000.jpg</text:p>
          </table:table-cell>
          <table:table-cell table:style-name="ce3" office:value-type="string">
            <text:p>:m music / log / kb / s.1:free,N,R=1 s.2:free,N,R=2 s.3:free,no-15,R=3,N-section s.4:arpeggio~LH,N,R=4 s.5:R=5,flux,for.op-1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10-02_17-48-48_000.jpg</text:p>
          </table:table-cell>
          <table:table-cell table:style-name="ce3" office:value-type="string">
            <text:p>:m 食べた物　間食 / ヨーグルト / </text:p>
          </table:table-cell>
          <table:table-cell table:number-columns-repeated="3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8-10-02_18-16-36_000.jpg</text:p>
          </table:table-cell>
          <table:table-cell table:style-name="ce3" office:value-type="string">
            <text:p>:m 1*1 RES / 245 / 『現代ロシアの深層』　小田健 / p.3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8-10-02_19-51-41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10-02_20-33-36_000.jpg</text:p>
          </table:table-cell>
          <table:table-cell office:value-type="string">
            <text:p>:m 読みたい本 / ジャンル　分野　リスト / 講談社新書　『創価学会の研究』、裏表紙 / genre=哲学、思想</text:p>
          </table:table-cell>
          <table:table-cell table:number-columns-repeated="3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10-02_20-33-44_000.jpg</text:p>
          </table:table-cell>
          <table:table-cell office:value-type="string">
            <text:p>:m 読みたい本 / ジャンル　分野　リスト / 講談社新書　『創価学会の研究』、裏表紙 / genre=哲学、思想、宗教</text:p>
          </table:table-cell>
          <table:table-cell table:number-columns-repeated="3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10-02_20-33-57_000.jpg</text:p>
          </table:table-cell>
          <table:table-cell office:value-type="string">
            <text:p>:m 読みたい本 / ジャンル　分野　リスト / 講談社新書　『創価学会の研究』、裏表紙 / genre=政治、社会、経済、ビジネス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10-02_20-34-03_000.jpg</text:p>
          </table:table-cell>
          <table:table-cell office:value-type="string">
            <text:p>:m 読みたい本 / ジャンル　分野　リスト / 講談社新書　『創価学会の研究』、裏表紙 / genre=心理・精神医学、知的生活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10-02_20-34-15_000.jpg</text:p>
          </table:table-cell>
          <table:table-cell office:value-type="string">
            <text:p>:m 読みたい本 / ジャンル　分野　リスト / 講談社新書　『創価学会の研究』、裏表紙 / genre=日本語、日本文化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8-10-02_23-04-47_000.png</text:p>
          </table:table-cell>
          <table:table-cell table:style-name="ce3" office:value-type="string">
            <text:p>-*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8-10-02_23-26-33_000.png</text:p>
          </table:table-cell>
          <table:table-cell table:style-name="ce3" office:value-type="string">
            <text:p>-*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8-10-02_23-34-04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2018-10-02_23-34-20_000.jpg</text:p>
          </table:table-cell>
          <table:table-cell table:style-name="ce3"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8-10-02_23-40-18_000.png</text:p>
          </table:table-cell>
          <table:table-cell table:style-name="ce3" office:value-type="string">
            <text:p>-*</text:p>
          </table:table-cell>
          <table:table-cell table:number-columns-repeated="3"/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2018-10-03_00-09-42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8-10-03_00-09-48_000.png</text:p>
          </table:table-cell>
          <table:table-cell table:style-name="ce3" office:value-type="string">
            <text:p>:m :PHOTO 寝た時刻 / 20181002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8-10-03_06-14-29_000.png</text:p>
          </table:table-cell>
          <table:table-cell table:style-name="ce3" office:value-type="string">
            <text:p>:m :PHOTO 起きた時刻 / 2018100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8-10-03_06-15-04_000.jpg</text:p>
          </table:table-cell>
          <table:table-cell table:style-name="ce3" office:value-type="string">
            <text:p>:m 温度 / 部屋 </text:p>
          </table:table-cell>
          <table:table-cell table:number-columns-repeated="3"/>
        </table:table-row>
        <table:table-row table:style-name="ro10" table:number-rows-repeated="26">
          <table:table-cell table:number-columns-repeated="6"/>
        </table:table-row>
        <table:table-row table:style-name="ro10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10" table:number-rows-repeated="9">
          <table:table-cell table:number-columns-repeated="6"/>
        </table:table-row>
        <table:table-row table:style-name="ro10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10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10" table:number-rows-repeated="16">
          <table:table-cell table:number-columns-repeated="4"/>
          <table:table-cell table:style-name="Default" table:number-columns-repeated="2"/>
        </table:table-row>
        <table:table-row table:style-name="ro10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66">
            <text:p>66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34">
            <text:p>34</text:p>
          </table:table-cell>
          <table:table-cell/>
          <table:table-cell table:style-name="Default" table:number-columns-repeated="2"/>
        </table:table-row>
        <table:table-row table:style-name="ro10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3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34];&quot;-\*&quot;)" office:value-type="float" office:value="3">
            <text:p>3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34])" office:value-type="float" office:value="33">
            <text:p>33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Default" table:formula="of:=COUNTIF([.$C$2:.$C3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34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2018/10/03</text:date>, <text:time>07:5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03T07:54:08.54</dc:date>
    <dc:creator>iwabuchi ken</dc:creator>
    <meta:editing-duration>P5DT4H22M28S</meta:editing-duration>
    <meta:editing-cycles>1710</meta:editing-cycles>
    <meta:document-statistic meta:table-count="1" meta:cell-count="119" meta:object-count="0"/>
  </office:meta>
</office:document-meta>
</file>